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Droid Sans Mono', monospace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6c5e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006c5e" officeooo:paragraph-rsid="00006c5e" style:font-size-asian="16pt" style:font-weight-asian="bold" style:font-size-complex="16pt" style:font-weight-complex="bold"/>
    </style:style>
    <style:style style:name="T1" style:family="text">
      <style:text-properties officeooo:rsid="00006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1</text:p>
      <text:p text:style-name="P1"/>
      <text:p text:style-name="P1"><text:s text:c="7"/></text:p>
      <text:p text:style-name="P1"><text:s text:c="8"/>//<text:span text:style-name="T1">Question-1: </text:span>Year is leap year or not</text:p>
      <text:p text:style-name="Standard"/>
      <text:p text:style-name="P1"><text:s text:c="8"/>var year = 1123;</text:p>
      <text:p text:style-name="Standard"><text:s text:c="8"/>if (year % 400 == 0) {</text:p>
      <text:p text:style-name="Standard"><text:s text:c="12"/>document.write("Leap Year");</text:p>
      <text:p text:style-name="Standard"><text:s text:c="8"/>}</text:p>
      <text:p text:style-name="Standard"><text:s text:c="8"/>else if (year % 100 == 0) {</text:p>
      <text:p text:style-name="Standard"><text:s text:c="12"/>document.write("Not leap year");</text:p>
      <text:p text:style-name="Standard"><text:s text:c="8"/>}</text:p>
      <text:p text:style-name="Standard"><text:s text:c="8"/>else if (year % 4 == 0) {</text:p>
      <text:p text:style-name="Standard"><text:s text:c="12"/>document.write("Leap Year");</text:p>
      <text:p text:style-name="Standard"><text:s text:c="8"/>}</text:p>
      <text:p text:style-name="Standard"><text:s text:c="8"/>else {</text:p>
      <text:p text:style-name="Standard"><text:s text:c="12"/>document.write("Not leap year");</text:p>
      <text:p text:style-name="Standard"><text:s text:c="8"/>}</text:p>
      <text:p text:style-name="Standard"><text:s text:c="8"/></text:p>
      <text:p text:style-name="Standard"/>
      <text:p text:style-name="Standard"/>
      <text:p text:style-name="Standard"><text:s text:c="8"/>//<text:span text:style-name="T1">Question-2: </text:span>Convert Celcius to Faheranite <text:span text:style-name="T1">and vice versa</text:span></text:p>
      <text:p text:style-name="Standard"/>
      <text:p text:style-name="Standard"><text:s text:c="8"/>var ce = 45;</text:p>
      <text:p text:style-name="Standard"><text:s text:c="8"/>var fah = ((9*ce)/5)+32;</text:p>
      <text:p text:style-name="Standard"><text:s text:c="8"/>document.write(fah+"&lt;br&gt;");</text:p>
      <text:p text:style-name="Standard"><text:s text:c="8"/>var f = 45;</text:p>
      <text:p text:style-name="Standard"><text:s text:c="8"/>var c = ((f-32)*5)/9;</text:p>
      <text:p text:style-name="Standard"><text:s text:c="8"/>document.write(c);</text:p>
      <text:p text:style-name="Standard"/>
      <text:p text:style-name="Standard"/>
      <text:p text:style-name="Standard"/>
      <text:p text:style-name="Standard"><text:s text:c="8"/>//<text:span text:style-name="T1">Question-3: </text:span>Factorial of a given no</text:p>
      <text:p text:style-name="Standard"/>
      <text:p text:style-name="Standard"><text:s text:c="8"/>var no = 4;</text:p>
      <text:p text:style-name="Standard"><text:s text:c="8"/>var mul = 1;</text:p>
      <text:p text:style-name="Standard"><text:s text:c="8"/>for (var i = 2; i &lt;= no; i++) {</text:p>
      <text:p text:style-name="Standard"><text:s text:c="12"/>mul *= i;</text:p>
      <text:p text:style-name="Standard"><text:s text:c="8"/>}</text:p>
      <text:p text:style-name="Standard"><text:s text:c="8"/>document.write("&lt;br&gt;"+mul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Droid Sans Mono', monospace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22:58:46.123008229</meta:creation-date>
    <dc:date>2022-11-01T23:04:09.946635939</dc:date>
    <meta:editing-duration>PT5M25S</meta:editing-duration>
    <meta:editing-cycles>1</meta:editing-cycles>
    <meta:document-statistic meta:table-count="0" meta:image-count="0" meta:object-count="0" meta:page-count="1" meta:paragraph-count="31" meta:word-count="106" meta:character-count="828" meta:non-whitespace-character-count="492"/>
    <meta:generator>LibreOffice/7.3.6.2$Linux_X86_64 LibreOffice_project/30$Build-2</meta:generator>
  </office:meta>
</office:document-meta>
</file>